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139" officeooo:paragraph-rsid="000e01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eld Tests Code – Grok – without full UI Layouts and minor widgets.</text:p>
      <text:p text:style-name="P1"/>
      <text:p text:style-name="P1">import os</text:p>
      <text:p text:style-name="P1">import json</text:p>
      <text:p text:style-name="P1">import hashlib</text:p>
      <text:p text:style-name="P1">from datetime import datetime, timedelta</text:p>
      <text:p text:style-name="P1">from pathlib import Path</text:p>
      <text:p text:style-name="P1">from kivy.app import App</text:p>
      <text:p text:style-name="P1">from kivy.uix.screenmanager import ScreenManager, Screen</text:p>
      <text:p text:style-name="P1">from kivy.uix.textinput import TextInput</text:p>
      <text:p text:style-name="P1">from kivy.uix.button import Button</text:p>
      <text:p text:style-name="P1">from kivy.uix.label import Label</text:p>
      <text:p text:style-name="P1">from kivy.uix.spinner import Spinner</text:p>
      <text:p text:style-name="P1">from kivy.uix.popup import Popup</text:p>
      <text:p text:style-name="P1">from kivy.uix.boxlayout import BoxLayout</text:p>
      <text:p text:style-name="P1">from kivy.uix.recycleview import RecycleView</text:p>
      <text:p text:style-name="P1">from kivy.properties import ListProperty</text:p>
      <text:p text:style-name="P1">from kivy.clock import Clock</text:p>
      <text:p text:style-name="P1">from reportlab.lib.pagesizes import letter</text:p>
      <text:p text:style-name="P1">from reportlab.pdfgen import canvas</text:p>
      <text:p text:style-name="P1">from android.permissions import request_permissions, Permission # type: ignore</text:p>
      <text:p text:style-name="P1">import asyncio</text:p>
      <text:p text:style-name="P1"/>
      <text:p text:style-name="P1"># File storage setup</text:p>
      <text:p text:style-name="P1">BASE_DIR = Path(os.path.expanduser("~/.fieldtests"))</text:p>
      <text:p text:style-name="P1">CURVES_DIR = BASE_DIR / "Curves"</text:p>
      <text:p text:style-name="P1">FORMS_DIR = BASE_DIR / "Forms"</text:p>
      <text:p text:style-name="P1">ARCHIVED_CURVES_DIR = BASE_DIR / "ArchivedCurves"</text:p>
      <text:p text:style-name="P1">ARCHIVED_FORMS_DIR = BASE_DIR / "ArchivedForms"</text:p>
      <text:p text:style-name="P1">RECENT_ENTRIES_FILE = BASE_DIR / "recent_entries.json"</text:p>
      <text:p text:style-name="P1">GENERAL_INFO_FILE = BASE_DIR / "general_info.json"</text:p>
      <text:p text:style-name="P1"/>
      <text:p text:style-name="P1">for d in [BASE_DIR, CURVES_DIR, FORMS_DIR, ARCHIVED_CURVES_DIR, ARCHIVED_FORMS_DIR]:</text:p>
      <text:p text:style-name="P1"><text:s text:c="4"/>d.mkdir(parents=True, exist_ok=True)</text:p>
      <text:p text:style-name="P1"/>
      <text:p text:style-name="P1"># Passcodes (hashed for security)</text:p>
      <text:p text:style-name="P1">ADMIN_PASSCODE_HASH = hashlib.sha256("1984".encode()).hexdigest()</text:p>
      <text:p text:style-name="P1">MASTER_PASSCODE_HASH = hashlib.sha256("1776".encode()).hexdigest()</text:p>
      <text:p text:style-name="P1"/>
      <text:p text:style-name="P1"># Recent entries storage</text:p>
      <text:p text:style-name="P1">def load_recent_entries():</text:p>
      <text:p text:style-name="P1"><text:s text:c="4"/>if RECENT_ENTRIES_FILE.exists():</text:p>
      <text:p text:style-name="P1"><text:s text:c="8"/>with open(RECENT_ENTRIES_FILE, 'r') as f:</text:p>
      <text:p text:style-name="P1"><text:s text:c="12"/>return json.load(f)</text:p>
      <text:p text:style-name="P1"><text:s text:c="4"/>return {}</text:p>
      <text:p text:style-name="P1"/>
      <text:p text:style-name="P1">def save_recent_entry(field, value):</text:p>
      <text:p text:style-name="P1"><text:s text:c="4"/>recent = load_recent_entries()</text:p>
      <text:p text:style-name="P1"><text:soft-page-break/><text:s text:c="4"/>if field not in recent:</text:p>
      <text:p text:style-name="P1"><text:s text:c="8"/>recent[field] = []</text:p>
      <text:p text:style-name="P1"><text:s text:c="4"/>if value and value not in recent[field]:</text:p>
      <text:p text:style-name="P1"><text:s text:c="8"/>recent[field].insert(0, value)</text:p>
      <text:p text:style-name="P1"><text:s text:c="8"/>recent[field] = recent[field][:5] <text:s/># Keep last 5</text:p>
      <text:p text:style-name="P1"><text:s text:c="8"/>with open(RECENT_ENTRIES_FILE, 'w') as f:</text:p>
      <text:p text:style-name="P1"><text:s text:c="12"/>json.dump(recent, f)</text:p>
      <text:p text:style-name="P1"/>
      <text:p text:style-name="P1"># Auto-complete TextInput</text:p>
      <text:p text:style-name="P1">class AutoCompleteTextInput(TextInput):</text:p>
      <text:p text:style-name="P1"><text:s text:c="4"/>def __init__(self, field_name, **kwargs):</text:p>
      <text:p text:style-name="P1"><text:s text:c="8"/>super().__init__(**kwargs)</text:p>
      <text:p text:style-name="P1"><text:s text:c="8"/>self.field_name = field_name</text:p>
      <text:p text:style-name="P1"><text:s text:c="8"/>self.bind(focus=self.show_suggestions)</text:p>
      <text:p text:style-name="P1"/>
      <text:p text:style-name="P1"><text:s text:c="4"/>def show_suggestions(self, instance, value):</text:p>
      <text:p text:style-name="P1"><text:s text:c="8"/>if value:</text:p>
      <text:p text:style-name="P1"><text:s text:c="12"/>suggestions = load_recent_entries().get(self.field_name, [])</text:p>
      <text:p text:style-name="P1"><text:s text:c="12"/>if suggestions:</text:p>
      <text:p text:style-name="P1"><text:s text:c="16"/>content = BoxLayout(orientation='vertical')</text:p>
      <text:p text:style-name="P1"><text:s text:c="16"/>for s in suggestions:</text:p>
      <text:p text:style-name="P1"><text:s text:c="20"/>btn = Button(text=s, size_hint_y=None, height=40)</text:p>
      <text:p text:style-name="P1"><text:s text:c="20"/>btn.bind(on_press=lambda x, s=s: self.select_suggestion(s))</text:p>
      <text:p text:style-name="P1"><text:s text:c="20"/>content.add_widget(btn)</text:p>
      <text:p text:style-name="P1"><text:s text:c="16"/>popup = Popup(title='Recent Entries', content=content, size_hint=(0.5, 0.5))</text:p>
      <text:p text:style-name="P1"><text:s text:c="16"/>popup.open()</text:p>
      <text:p text:style-name="P1"/>
      <text:p text:style-name="P1"><text:s text:c="4"/>def select_suggestion(self, value):</text:p>
      <text:p text:style-name="P1"><text:s text:c="8"/>self.text = value</text:p>
      <text:p text:style-name="P1"><text:s text:c="8"/>self.focus = False</text:p>
      <text:p text:style-name="P1"/>
      <text:p text:style-name="P1"># Main App</text:p>
      <text:p text:style-name="P1">class FieldTestsApp(App):</text:p>
      <text:p text:style-name="P1"><text:s text:c="4"/>def build(self):</text:p>
      <text:p text:style-name="P1"><text:s text:c="8"/>self.sm = ScreenManager()</text:p>
      <text:p text:style-name="P1"><text:s text:c="8"/>self.sm.add_widget(HomeScreen(name='home'))</text:p>
      <text:p text:style-name="P1"><text:s text:c="8"/>self.sm.add_widget(CurvesScreen(name='curves'))</text:p>
      <text:p text:style-name="P1"><text:s text:c="8"/>self.sm.add_widget(FormsScreen(name='forms'))</text:p>
      <text:p text:style-name="P1"><text:s text:c="8"/>self.sm.add_widget(ArchiveScreen(name='archive'))</text:p>
      <text:p text:style-name="P1"><text:s text:c="8"/>self.sm.add_widget(AdminScreen(name='admin'))</text:p>
      <text:p text:style-name="P1"><text:s text:c="8"/>self.sm.add_widget(FormScreen(name='form'))</text:p>
      <text:p text:style-name="P1"><text:s text:c="8"/>self.sm.add_widget(MoistureTestScreen(name='moisture_test'))</text:p>
      <text:p text:style-name="P1"><text:s text:c="8"/>self.sm.add_widget(DeflectionTestScreen(name='deflection_test'))</text:p>
      <text:p text:style-name="P1"><text:s text:c="8"/>self.sm.add_widget(AddCurveScreen(name='add_curve'))</text:p>
      <text:p text:style-name="P1"><text:s text:c="8"/>self.sm.add_widget(ArchivedCurvesScreen(name='archived_curves'))</text:p>
      <text:p text:style-name="P1"><text:s text:c="8"/>self.sm.add_widget(ArchivedFormsScreen(name='archived_forms'))</text:p>
      <text:p text:style-name="P1"><text:s text:c="8"/>request_permissions([Permission.WRITE_EXTERNAL_STORAGE, Permission.READ_EXTERNAL_STORAGE])</text:p>
      <text:p text:style-name="P1"><text:s text:c="8"/>return self.sm</text:p>
      <text:p text:style-name="P1"><text:soft-page-break/></text:p>
      <text:p text:style-name="P1"># Home Screen</text:p>
      <text:p text:style-name="P1">class HomeScreen(Screen):</text:p>
      <text:p text:style-name="P1"><text:s text:c="4"/>def __init__(self, **kwargs):</text:p>
      <text:p text:style-name="P1"><text:s text:c="8"/>super().__init__(**kwargs)</text:p>
      <text:p text:style-name="P1"><text:s text:c="8"/>layout = BoxLayout(orientation='vertical', padding=10, spacing=10)</text:p>
      <text:p text:style-name="P1"><text:s text:c="8"/>self.date = datetime.now().strftime("%Y%m%d_%H%M")</text:p>
      <text:p text:style-name="P1"><text:s text:c="8"/>layout.add_widget(Label(text=f"Date: {self.date}"))</text:p>
      <text:p text:style-name="P1"><text:s text:c="8"/>self.inspector_name = TextInput(hint_text="Inspector Name")</text:p>
      <text:p text:style-name="P1"><text:s text:c="8"/>self.inspector_initials = TextInput(hint_text="Initials (e.g., JL)")</text:p>
      <text:p text:style-name="P1"><text:s text:c="8"/>self.district = TextInput(hint_text="District")</text:p>
      <text:p text:style-name="P1"><text:s text:c="8"/>layout.add_widget(self.inspector_name)</text:p>
      <text:p text:style-name="P1"><text:s text:c="8"/>layout.add_widget(self.inspector_initials)</text:p>
      <text:p text:style-name="P1"><text:s text:c="8"/>layout.add_widget(self.district)</text:p>
      <text:p text:style-name="P1"><text:s text:c="8"/>for btn in [("Curves", 'curves'), ("Forms", 'forms'), ("Archives", 'archive'), ("Admin", 'admin_passcode')]:</text:p>
      <text:p text:style-name="P1"><text:s text:c="12"/>layout.add_widget(Button(text=btn[0], on_press=lambda x, s=btn[1]: self.go_to(s)))</text:p>
      <text:p text:style-name="P1"><text:s text:c="8"/>self.add_widget(layout)</text:p>
      <text:p text:style-name="P1"/>
      <text:p text:style-name="P1"><text:s text:c="4"/>def go_to(self, screen):</text:p>
      <text:p text:style-name="P1"><text:s text:c="8"/>if screen == 'admin_passcode':</text:p>
      <text:p text:style-name="P1"><text:s text:c="12"/>self.show_passcode_popup('admin')</text:p>
      <text:p text:style-name="P1"><text:s text:c="8"/>else:</text:p>
      <text:p text:style-name="P1"><text:s text:c="12"/>self.manager.current = screen</text:p>
      <text:p text:style-name="P1"/>
      <text:p text:style-name="P1"><text:s text:c="4"/>def show_passcode_popup(self, target):</text:p>
      <text:p text:style-name="P1"><text:s text:c="8"/>content = BoxLayout(orientation='vertical')</text:p>
      <text:p text:style-name="P1"><text:s text:c="8"/>passcode = TextInput(hint_text="Enter Passcode", password=True)</text:p>
      <text:p text:style-name="P1"><text:s text:c="8"/>content.add_widget(passcode)</text:p>
      <text:p text:style-name="P1"><text:s text:c="8"/>content.add_widget(Button(text="Submit", on_press=lambda x: self.verify_passcode(passcode.text, target)))</text:p>
      <text:p text:style-name="P1"><text:s text:c="8"/>Popupacts=Popup(title="Passcode", content=content, size_hint=(0.5, 0.5)).open()</text:p>
      <text:p text:style-name="P1"/>
      <text:p text:style-name="P1"><text:s text:c="4"/>def verify_passcode(self, passcode, target):</text:p>
      <text:p text:style-name="P1"><text:s text:c="8"/>if hashlib.sha256(passcode.encode()).hexdigest() == ADMIN_PASSCODE_HASH:</text:p>
      <text:p text:style-name="P1"><text:s text:c="12"/>self.manager.current = target</text:p>
      <text:p text:style-name="P1"><text:s text:c="8"/>elif target == 'change_passcode' and hashlib.sha256(passcode.encode()).hexdigest() == MASTER_PASSCODE_HASH:</text:p>
      <text:p text:style-name="P1"><text:s text:c="12"/>self.show_change_passcode_popup()</text:p>
      <text:p text:style-name="P1"><text:s text:c="8"/>else:</text:p>
      <text:p text:style-name="P1"><text:s text:c="12"/>Popup(title="Error", content=Label(text="Invalid Passcode"), size_hint=(0.5, 0.3)).open()</text:p>
      <text:p text:style-name="P1"/>
      <text:p text:style-name="P1"><text:s text:c="4"/>def save_general_info(self):</text:p>
      <text:p text:style-name="P1"><text:s text:c="8"/>info = {</text:p>
      <text:p text:style-name="P1"><text:s text:c="12"/>"inspector_name": self.inspector_name.text,</text:p>
      <text:p text:style-name="P1"><text:s text:c="12"/>"inspector_initials": self.inspector_initials.text,</text:p>
      <text:p text:style-name="P1"><text:s text:c="12"/>"district": self.district.text,</text:p>
      <text:p text:style-name="P1"><text:s text:c="12"/>"date": self.date</text:p>
      <text:p text:style-name="P1"><text:s text:c="8"/>}</text:p>
      <text:p text:style-name="P1"><text:soft-page-break/><text:s text:c="8"/>with open(GENERAL_INFO_FILE, 'w') as f:</text:p>
      <text:p text:style-name="P1"><text:s text:c="12"/>json.dump(info, f)</text:p>
      <text:p text:style-name="P1"/>
      <text:p text:style-name="P1"># Curves Screen</text:p>
      <text:p text:style-name="P1">class CurvesScreen(Screen):</text:p>
      <text:p text:style-name="P1"><text:s text:c="4"/>def __init__(self, **kwargs):</text:p>
      <text:p text:style-name="P1"><text:s text:c="8"/>super().__init__(**kwargs)</text:p>
      <text:p text:style-name="P1"><text:s text:c="8"/>layout = BoxLayout(orientation='vertical')</text:p>
      <text:p text:style-name="P1"><text:s text:c="8"/>self.rv = RecycleView()</text:p>
      <text:p text:style-name="P1"><text:s text:c="8"/>self.rv.data = []</text:p>
      <text:p text:style-name="P1"><text:s text:c="8"/>layout.add_widget(TextInput(hint_text="Search", on_text=self.search))</text:p>
      <text:p text:style-name="P1"><text:s text:c="8"/>layout.add_widget(self.rv)</text:p>
      <text:p text:style-name="P1"><text:s text:c="8"/>layout.add_widget(Button(text="Home", on_press=lambda x: self.manager.current = 'home'))</text:p>
      <text:p text:style-name="P1"><text:s text:c="8"/>self.add_widget(layout)</text:p>
      <text:p text:style-name="P1"><text:s text:c="8"/>self.load_curves()</text:p>
      <text:p text:style-name="P1"/>
      <text:p text:style-name="P1"><text:s text:c="4"/>def load_curves(self):</text:p>
      <text:p text:style-name="P1"><text:s text:c="8"/>self.rv.data = [</text:p>
      <text:p text:style-name="P1"><text:s text:c="12"/>{"text": f"{c['name']} | {c['source']} | {c['sample_id']} | {c['ngi']}", "curve": c}</text:p>
      <text:p text:style-name="P1"><text:s text:c="12"/>for c in [json.load(open(f)) for f in CURVES_DIR.glob("*.json")]</text:p>
      <text:p text:style-name="P1"><text:s text:c="8"/>]</text:p>
      <text:p text:style-name="P1"/>
      <text:p text:style-name="P1"><text:s text:c="4"/>def search(self, instance):</text:p>
      <text:p text:style-name="P1"><text:s text:c="8"/>term = instance.text.lower()</text:p>
      <text:p text:style-name="P1"><text:s text:c="8"/>self.rv.data = [</text:p>
      <text:p text:style-name="P1"><text:s text:c="12"/>d for d in self.load_curves.__self__.rv.data</text:p>
      <text:p text:style-name="P1"><text:s text:c="12"/>if term in d["text"].lower()</text:p>
      <text:p text:style-name="P1"><text:s text:c="8"/>]</text:p>
      <text:p text:style-name="P1"/>
      <text:p text:style-name="P1"># Forms Screen</text:p>
      <text:p text:style-name="P1">class FormsScreen(Screen):</text:p>
      <text:p text:style-name="P1"><text:s text:c="4"/>def __init__(self, **kwargs):</text:p>
      <text:p text:style-name="P1"><text:s text:c="8"/>super().__init__(**kwargs)</text:p>
      <text:p text:style-name="P1"><text:s text:c="8"/>layout = BoxLayout(orientation='vertical')</text:p>
      <text:p text:style-name="P1"><text:s text:c="8"/>self.rv = RecycleView()</text:p>
      <text:p text:style-name="P1"><text:s text:c="8"/>self.rv.data = []</text:p>
      <text:p text:style-name="P1"><text:s text:c="8"/>layout.add_widget(TextInput(hint_text="Search by ID/Name/Date", on_text=self.search))</text:p>
      <text:p text:style-name="P1"><text:s text:c="8"/>layout.add_widget(self.rv)</text:p>
      <text:p text:style-name="P1"><text:s text:c="8"/>layout.add_widget(Button(text="Create New Form", on_press=lambda x: self.create_form()))</text:p>
      <text:p text:style-name="P1"><text:s text:c="8"/>layout.add_widget(Button(text="Archive Selected", on_press=self.archive_forms))</text:p>
      <text:p text:style-name="P1"><text:s text:c="8"/>layout.add_widget(Button(text="Home", on_press=lambda x: self.manager.current = 'home'))</text:p>
      <text:p text:style-name="P1"><text:s text:c="8"/>self.add_widget(layout)</text:p>
      <text:p text:style-name="P1"><text:s text:c="8"/>self.load_forms()</text:p>
      <text:p text:style-name="P1"/>
      <text:p text:style-name="P1"><text:s text:c="4"/>def load_forms(self):</text:p>
      <text:p text:style-name="P1"><text:s text:c="8"/>forms = []</text:p>
      <text:p text:style-name="P1"><text:s text:c="8"/>for f in FORMS_DIR.glob("*.json"):</text:p>
      <text:p text:style-name="P1"><text:s text:c="12"/>form = json.load(open(f))</text:p>
      <text:p text:style-name="P1"><text:s text:c="12"/>last_update = datetime.fromisoformat(form['last_update'])</text:p>
      <text:p text:style-name="P1"><text:soft-page-break/><text:s text:c="12"/>age = datetime.now() - last_update</text:p>
      <text:p text:style-name="P1"><text:s text:c="12"/>color = "#FFFFFF"</text:p>
      <text:p text:style-name="P1"><text:s text:c="12"/>if form['status'] == "Incomplete":</text:p>
      <text:p text:style-name="P1"><text:s text:c="16"/>if age &gt; timedelta(weeks=1):</text:p>
      <text:p text:style-name="P1"><text:s text:c="20"/>color = "#FF0000"</text:p>
      <text:p text:style-name="P1"><text:s text:c="16"/>elif age &gt; timedelta(days=3):</text:p>
      <text:p text:style-name="P1"><text:s text:c="20"/>color = "#FFA500"</text:p>
      <text:p text:style-name="P1"><text:s text:c="16"/>elif age &gt; timedelta(hours=24):</text:p>
      <text:p text:style-name="P1"><text:s text:c="20"/>color = "#FFFF00"</text:p>
      <text:p text:style-name="P1"><text:s text:c="12"/>forms.append({</text:p>
      <text:p text:style-name="P1"><text:s text:c="16"/>"text": f"{form['form_id']} | {form['status']} | {form['inspector_name']} | {form['date']}",</text:p>
      <text:p text:style-name="P1"><text:s text:c="16"/>"form": form,</text:p>
      <text:p text:style-name="P1"><text:s text:c="16"/>"color": color</text:p>
      <text:p text:style-name="P1"><text:s text:c="12"/>})</text:p>
      <text:p text:style-name="P1"><text:s text:c="8"/>forms.sort(key=lambda x: (</text:p>
      <text:p text:style-name="P1"><text:s text:c="12"/>{"Incomplete": 0, "Pending": 1, "Complete": 2}[x["form"]["status"]],</text:p>
      <text:p text:style-name="P1"><text:s text:c="12"/>x["form"]["date"]</text:p>
      <text:p text:style-name="P1"><text:s text:c="8"/>))</text:p>
      <text:p text:style-name="P1"><text:s text:c="8"/>self.rv.data = forms</text:p>
      <text:p text:style-name="P1"/>
      <text:p text:style-name="P1"><text:s text:c="4"/>def search(self, instance):</text:p>
      <text:p text:style-name="P1"><text:s text:c="8"/>term = instance.text.lower()</text:p>
      <text:p text:style-name="P1"><text:s text:c="8"/>self.rv.data = [</text:p>
      <text:p text:style-name="P1"><text:s text:c="12"/>d for d in self.load_forms.__self__.rv.data</text:p>
      <text:p text:style-name="P1"><text:s text:c="12"/>if term in d["text"].lower()</text:p>
      <text:p text:style-name="P1"><text:s text:c="8"/>]</text:p>
      <text:p text:style-name="P1"/>
      <text:p text:style-name="P1"><text:s text:c="4"/>def create_form(self):</text:p>
      <text:p text:style-name="P1"><text:s text:c="8"/>info = json.load(open(GENERAL_INFO_FILE))</text:p>
      <text:p text:style-name="P1"><text:s text:c="8"/>counter = len(list(FORMS_DIR.glob(f"F{info['inspector_initials']}*.json"))) + 1</text:p>
      <text:p text:style-name="P1"><text:s text:c="8"/>form_id = f"F{info['inspector_initials']}{datetime.now().strftime('%Y%m%d_%H%M')}_{counter}"</text:p>
      <text:p text:style-name="P1"><text:s text:c="8"/>form = {</text:p>
      <text:p text:style-name="P1"><text:s text:c="12"/>"form_id": form_id,</text:p>
      <text:p text:style-name="P1"><text:s text:c="12"/>"date": datetime.now().isoformat(),</text:p>
      <text:p text:style-name="P1"><text:s text:c="12"/>"last_update": datetime.now().isoformat(),</text:p>
      <text:p text:style-name="P1"><text:s text:c="12"/>"inspector_name": info["inspector_name"],</text:p>
      <text:p text:style-name="P1"><text:s text:c="12"/>"project_no": "",</text:p>
      <text:p text:style-name="P1"><text:s text:c="12"/>"contract_no": "",</text:p>
      <text:p text:style-name="P1"><text:s text:c="12"/>"curve_name": "",</text:p>
      <text:p text:style-name="P1"><text:s text:c="12"/>"status": "Incomplete",</text:p>
      <text:p text:style-name="P1"><text:s text:c="12"/>"tests": [],</text:p>
      <text:p text:style-name="P1"><text:s text:c="12"/>"moisture_result": "Pending",</text:p>
      <text:p text:style-name="P1"><text:s text:c="12"/>"deflection_result": "Pending",</text:p>
      <text:p text:style-name="P1"><text:s text:c="12"/>"overall_result": "Pending",</text:p>
      <text:p text:style-name="P1"><text:s text:c="12"/>"close_reason": ""</text:p>
      <text:p text:style-name="P1"><text:s text:c="8"/>}</text:p>
      <text:p text:style-name="P1"><text:s text:c="8"/>form_dir = FORMS_DIR / form_id</text:p>
      <text:p text:style-name="P1"><text:s text:c="8"/>form_dir.mkdir(exist_ok=True)</text:p>
      <text:p text:style-name="P1"><text:soft-page-break/><text:s text:c="8"/>with open(form_dir / "form.json", 'w') as f:</text:p>
      <text:p text:style-name="P1"><text:s text:c="12"/>json.dump(form, f)</text:p>
      <text:p text:style-name="P1"><text:s text:c="8"/>self.manager.get_screen('form').load_form(form_id)</text:p>
      <text:p text:style-name="P1"><text:s text:c="8"/>self.manager.current = 'form'</text:p>
      <text:p text:style-name="P1"/>
      <text:p text:style-name="P1"># Form Screen</text:p>
      <text:p text:style-name="P1">class FormScreen(Screen):</text:p>
      <text:p text:style-name="P1"><text:s text:c="4"/>def __init__(self, **kwargs):</text:p>
      <text:p text:style-name="P1"><text:s text:c="8"/>super().__init__(**kwargs)</text:p>
      <text:p text:style-name="P1"><text:s text:c="8"/>self.layout = BoxLayout(orientation='vertical', padding=10, spacing=10)</text:p>
      <text:p text:style-name="P1"><text:s text:c="8"/>self.add_widget(self.layout)</text:p>
      <text:p text:style-name="P1"/>
      <text:p text:style-name="P1"><text:s text:c="4"/>def load_form(self, form_id):</text:p>
      <text:p text:style-name="P1"><text:s text:c="8"/>self.layout.clear_widgets()</text:p>
      <text:p text:style-name="P1"><text:s text:c="8"/>form_path = FORMS_DIR / form_id / "form.json"</text:p>
      <text:p text:style-name="P1"><text:s text:c="8"/>self.form = json.load(open(form_path))</text:p>
      <text:p text:style-name="P1"><text:s text:c="8"/>self.layout.add_widget(Label(text=f"Form ID: {self.form['form_id']}"))</text:p>
      <text:p text:style-name="P1"><text:s text:c="8"/>self.layout.add_widget(Label(text=f"Date: {self.form['date']}"))</text:p>
      <text:p text:style-name="P1"><text:s text:c="8"/>self.inspector_name = AutoCompleteTextInput("inspector_name", text=self.form['inspector_name'])</text:p>
      <text:p text:style-name="P1"><text:s text:c="8"/>self.project_no = AutoCompleteTextInput("project_no", text=self.form['project_no'])</text:p>
      <text:p text:style-name="P1"><text:s text:c="8"/>self.contract_no = AutoCompleteTextInput("contract_no", text=self.form['contract_no'])</text:p>
      <text:p text:style-name="P1"><text:s text:c="8"/>self.curve_name = Spinner(values=[c.stem for c in CURVES_DIR.glob("*.json")])</text:p>
      <text:p text:style-name="P1"><text:s text:c="8"/>self.curve_name.bind(text=self.load_curve_data)</text:p>
      <text:p text:style-name="P1"><text:s text:c="8"/>for w in [self.inspector_name, self.project_no, self.contract_no, self.curve_name]:</text:p>
      <text:p text:style-name="P1"><text:s text:c="12"/>self.layout.add_widget(w)</text:p>
      <text:p text:style-name="P1"><text:s text:c="8"/>self.curve_data_labels = {}</text:p>
      <text:p text:style-name="P1"><text:s text:c="8"/>for field in ["soil_type", "source", "sample_id", "ngi", "target_dtv", "optimum_moisture", "moisture_limits", "notes"]:</text:p>
      <text:p text:style-name="P1"><text:s text:c="12"/>self.curve_data_labels[field] = Label(text=f"{field.replace('_', ' ').title()}:")</text:p>
      <text:p text:style-name="P1"><text:s text:c="12"/>self.layout.add_widget(self.curve_data_labels[field])</text:p>
      <text:p text:style-name="P1"><text:s text:c="8"/>self.layout.add_widget(Label(text=f"Moisture Result: {self.form['moisture_result']}"))</text:p>
      <text:p text:style-name="P1"><text:s text:c="8"/>self.layout.add_widget(Label(text=f"Deflection Result: {self.form['deflection_result']}"))</text:p>
      <text:p text:style-name="P1"><text:s text:c="8"/>self.layout.add_widget(Label(text=f"Overall Result: {self.form['overall_result']}"))</text:p>
      <text:p text:style-name="P1"><text:s text:c="8"/>self.layout.add_widget(Label(text=f"Status: {self.form['status']}"))</text:p>
      <text:p text:style-name="P1"><text:s text:c="8"/>test_types = ["Moisture", "Deflection"]</text:p>
      <text:p text:style-name="P1"><text:s text:c="8"/>for t in self.form['tests']:</text:p>
      <text:p text:style-name="P1"><text:s text:c="12"/>test_types.remove(t['type'])</text:p>
      <text:p text:style-name="P1"><text:s text:c="8"/>self.test_type = Spinner(values=test_types)</text:p>
      <text:p text:style-name="P1"><text:s text:c="8"/>self.layout.add_widget(self.test_type)</text:p>
      <text:p text:style-name="P1"><text:s text:c="8"/>self.layout.add_widget(Button(text="Close Form", on_press=self.close_form))</text:p>
      <text:p text:style-name="P1"><text:s text:c="8"/>if self.form['status'] == "Pending":</text:p>
      <text:p text:style-name="P1"><text:s text:c="12"/>self.layout.add_widget(Button(text="Complete Form", on_press=self.complete_form))</text:p>
      <text:p text:style-name="P1"><text:s text:c="8"/>self.layout.add_widget(Button(text="Submit Test", on_press=self.submit_test))</text:p>
      <text:p text:style-name="P1"><text:s text:c="8"/>self.layout.add_widget(Button(text="Home", on_press=lambda x: self.manager.current = 'home'))</text:p>
      <text:p text:style-name="P1"/>
      <text:p text:style-name="P1"><text:s text:c="4"/>def load_curve_data(self, instance, value):</text:p>
      <text:p text:style-name="P1"><text:s text:c="8"/>if value:</text:p>
      <text:p text:style-name="P1"><text:s text:c="12"/>curve = json.load(open(CURVES_DIR / f"{value}.json"))</text:p>
      <text:p text:style-name="P1"><text:soft-page-break/><text:s text:c="12"/>for field in self.curve_data_labels:</text:p>
      <text:p text:style-name="P1"><text:s text:c="16"/>self.curve_data_labels[field].text = f"{field.replace('_', ' ').title()}: {curve.get(field, '')}"</text:p>
      <text:p text:style-name="P1"/>
      <text:p text:style-name="P1"><text:s text:c="4"/>def submit_test(self, instance):</text:p>
      <text:p text:style-name="P1"><text:s text:c="8"/>if not all([self.inspector_name.text, self.project_no.text, self.contract_no.text, self.curve_name.text]):</text:p>
      <text:p text:style-name="P1"><text:s text:c="12"/>Popup(title="Error", content=Label(text="All required fields must be filled"), size_hint=(0.5, 0.3)).open()</text:p>
      <text:p text:style-name="P1"><text:s text:c="12"/>return</text:p>
      <text:p text:style-name="P1"><text:s text:c="8"/>self.save_form()</text:p>
      <text:p text:style-name="P1"><text:s text:c="8"/>self.manager.get_screen(f"{self.test_type.text.lower()}_test").load_test(self.form['form_id'])</text:p>
      <text:p text:style-name="P1"><text:s text:c="8"/>self.manager.current = f"{self.test_type.text.lower()}_test"</text:p>
      <text:p text:style-name="P1"/>
      <text:p text:style-name="P1"><text:s text:c="4"/>def save_form(self):</text:p>
      <text:p text:style-name="P1"><text:s text:c="8"/>self.form.update({</text:p>
      <text:p text:style-name="P1"><text:s text:c="12"/>"inspector_name": self.inspector_name.text,</text:p>
      <text:p text:style-name="P1"><text:s text:c="12"/>"project_no": self.project_no.text,</text:p>
      <text:p text:style-name="P1"><text:s text:c="12"/>"contract_no": self.contract_no.text,</text:p>
      <text:p text:style-name="P1"><text:s text:c="12"/>"curve_name": self.curve_name.text,</text:p>
      <text:p text:style-name="P1"><text:s text:c="12"/>"last_update": datetime.now().isoformat()</text:p>
      <text:p text:style-name="P1"><text:s text:c="8"/>})</text:p>
      <text:p text:style-name="P1"><text:s text:c="8"/>form_dir = FORMS_DIR / self.form['form_id']</text:p>
      <text:p text:style-name="P1"><text:s text:c="8"/>with open(form_dir / "form.json", 'w') as f:</text:p>
      <text:p text:style-name="P1"><text:s text:c="12"/>json.dump(self.form, f)</text:p>
      <text:p text:style-name="P1"><text:s text:c="8"/>for field in ["inspector_name", "project_no", "contract_no"]:</text:p>
      <text:p text:style-name="P1"><text:s text:c="12"/>save_recent_entry(field, getattr(self, field).text)</text:p>
      <text:p text:style-name="P1"/>
      <text:p text:style-name="P1"><text:s text:c="4"/>def close_form(self, instance):</text:p>
      <text:p text:style-name="P1"><text:s text:c="8"/>if self.form['status'] != "Incomplete":</text:p>
      <text:p text:style-name="P1"><text:s text:c="12"/>return</text:p>
      <text:p text:style-name="P1"><text:s text:c="8"/>content = BoxLayout(orientation='vertical')</text:p>
      <text:p text:style-name="P1"><text:s text:c="8"/>reason = Spinner(values=["Rain", "Failed Moisture", "Work Area not Accessible", "Other"])</text:p>
      <text:p text:style-name="P1"><text:s text:c="8"/>notes = TextInput(hint_text="Notes (if Other)")</text:p>
      <text:p text:style-name="P1"><text:s text:c="8"/>content.add_widget(reason)</text:p>
      <text:p text:style-name="P1"><text:s text:c="8"/>content.add_widget(notes)</text:p>
      <text:p text:style-name="P1"><text:s text:c="8"/>content.add_widget(Button(text="Submit", on_press=lambda x: self.save_close_reason(reason.text, notes.text)))</text:p>
      <text:p text:style-name="P1"><text:s text:c="8"/>Popup(title="Close Form", content=content, size_hint=(0.5, 0.5)).open()</text:p>
      <text:p text:style-name="P1"/>
      <text:p text:style-name="P1"><text:s text:c="4"/>def save_close_reason(self, reason, notes):</text:p>
      <text:p text:style-name="P1"><text:s text:c="8"/>self.form['close_reason'] = reason + (f": {notes}" if reason == "Other" and notes else "")</text:p>
      <text:p text:style-name="P1"><text:s text:c="8"/>self.form['status'] = "Closed"</text:p>
      <text:p text:style-name="P1"><text:s text:c="8"/>self.save_form()</text:p>
      <text:p text:style-name="P1"><text:s text:c="8"/>self.manager.current = 'forms'</text:p>
      <text:p text:style-name="P1"/>
      <text:p text:style-name="P1"><text:s text:c="4"/>def complete_form(self, instance):</text:p>
      <text:p text:style-name="P1"><text:s text:c="8"/>self.form['status'] = "Complete"</text:p>
      <text:p text:style-name="P1"><text:s text:c="8"/>self.save_form()</text:p>
      <text:p text:style-name="P1"><text:s text:c="8"/>self.manager.current = 'forms'</text:p>
      <text:p text:style-name="P1"><text:soft-page-break/></text:p>
      <text:p text:style-name="P1"># Moisture Test Screen</text:p>
      <text:p text:style-name="P1">class MoistureTestScreen(Screen):</text:p>
      <text:p text:style-name="P1"><text:s text:c="4"/>def __init__(self, **kwargs):</text:p>
      <text:p text:style-name="P1"><text:s text:c="8"/>super().__init__(**kwargs)</text:p>
      <text:p text:style-name="P1"><text:s text:c="8"/>self.layout = BoxLayout(orientation='vertical', padding=10, spacing=10)</text:p>
      <text:p text:style-name="P1"><text:s text:c="8"/>self.add_widget(self.layout)</text:p>
      <text:p text:style-name="P1"/>
      <text:p text:style-name="P1"><text:s text:c="4"/>def load_test(self, form_id):</text:p>
      <text:p text:style-name="P1"><text:s text:c="8"/>self.form_id = form_id</text:p>
      <text:p text:style-name="P1"><text:s text:c="8"/>self.layout.clear_widgets()</text:p>
      <text:p text:style-name="P1"><text:s text:c="8"/>curve = json.load(open(CURVES_DIR / json.load(open(FORMS_DIR / form_id / "form.json"))['curve_name'] + ".json"))</text:p>
      <text:p text:style-name="P1"><text:s text:c="8"/>self.test_id = f"T{form_id[1:]}_M"</text:p>
      <text:p text:style-name="P1"><text:s text:c="8"/>self.layout.add_widget(Label(text=f"Test ID: {self.test_id}"))</text:p>
      <text:p text:style-name="P1"><text:s text:c="8"/>for field in ["soil_type", "source", "optimum_moisture", "moisture_limits"]:</text:p>
      <text:p text:style-name="P1"><text:s text:c="12"/>self.layout.add_widget(Label(text=f"{field.replace('_', ' ').title()}: {curve[field]}"))</text:p>
      <text:p text:style-name="P1"><text:s text:c="8"/>self.station = AutoCompleteTextInput("station")</text:p>
      <text:p text:style-name="P1"><text:s text:c="8"/>self.feet_cl = AutoCompleteTextInput("feet_cl")</text:p>
      <text:p text:style-name="P1"><text:s text:c="8"/>self.depth = TextInput(hint_text="Depth Below Finish Grade")</text:p>
      <text:p text:style-name="P1"><text:s text:c="8"/>self.canister = TextInput(hint_text="Canister #")</text:p>
      <text:p text:style-name="P1"><text:s text:c="8"/>self.test_method = Spinner(values=["Oven", "Stove", "Speedy"])</text:p>
      <text:p text:style-name="P1"><text:s text:c="8"/>self.wet_weight = TextInput(hint_text="Wet Weight (g)")</text:p>
      <text:p text:style-name="P1"><text:s text:c="8"/>self.intermediate_weights = [TextInput(hint_text=f"Intermediate Weight {i+1} (g)") for i in range(8)]</text:p>
      <text:p text:style-name="P1"><text:s text:c="8"/>self.dry_weight = TextInput(hint_text="Dry Weight (g)")</text:p>
      <text:p text:style-name="P1"><text:s text:c="8"/>self.loss = Label(text="Loss: ")</text:p>
      <text:p text:style-name="P1"><text:s text:c="8"/>self.moisture_content = Label(text="Moisture Content: ")</text:p>
      <text:p text:style-name="P1"><text:s text:c="8"/>self.result = Label(text="Result: ")</text:p>
      <text:p text:style-name="P1"><text:s text:c="8"/>self.notes = TextInput(hint_text="Notes")</text:p>
      <text:p text:style-name="P1"><text:s text:c="8"/>for w in [self.station, self.feet_cl, self.depth, self.canister, self.test_method, self.wet_weight]:</text:p>
      <text:p text:style-name="P1"><text:s text:c="12"/>self.layout.add_widget(w)</text:p>
      <text:p text:style-name="P1"><text:s text:c="8"/>for i, w in enumerate(self.intermediate_weights):</text:p>
      <text:p text:style-name="P1"><text:s text:c="12"/>w.bind(text=lambda x, v, i=i: self.show_next_intermediate(i))</text:p>
      <text:p text:style-name="P1"><text:s text:c="12"/>if i == 0:</text:p>
      <text:p text:style-name="P1"><text:s text:c="16"/>self.layout.add_widget(w)</text:p>
      <text:p text:style-name="P1"><text:s text:c="8"/>self.layout.add_widget(self.dry_weight)</text:p>
      <text:p text:style-name="P1"><text:s text:c="8"/>self.layout.add_widget(self.loss)</text:p>
      <text:p text:style-name="P1"><text:s text:c="8"/>self.layout.add_widget(self.moisture_content)</text:p>
      <text:p text:style-name="P1"><text:s text:c="8"/>self.layout.add_widget(self.result)</text:p>
      <text:p text:style-name="P1"><text:s text:c="8"/>self.layout.add_widget(self.notes)</text:p>
      <text:p text:style-name="P1"><text:s text:c="8"/>self.layout.add_widget(Button(text="Submit", on_press=self.submit))</text:p>
      <text:p text:style-name="P1"><text:s text:c="8"/>self.layout.add_widget(Button(text="Back", on_press=lambda x: self.manager.current = 'form'))</text:p>
      <text:p text:style-name="P1"><text:s text:c="8"/>self.layout.add_widget(Button(text="Home", on_press=lambda x: self.manager.current = 'home'))</text:p>
      <text:p text:style-name="P1"><text:s text:c="8"/>self.wet_weight.bind(text=self.calculate)</text:p>
      <text:p text:style-name="P1"><text:s text:c="8"/>self.dry_weight.bind(text=self.calculate)</text:p>
      <text:p text:style-name="P1"/>
      <text:p text:style-name="P1"><text:s text:c="4"/>def show_next_intermediate(self, index):</text:p>
      <text:p text:style-name="P1"><text:s text:c="8"/>if self.intermediate_weights[index].text and index &lt; 7:</text:p>
      <text:p text:style-name="P1"><text:soft-page-break/><text:s text:c="12"/>if self.intermediate_weights[index + 1] not in self.layout.children:</text:p>
      <text:p text:style-name="P1"><text:s text:c="16"/>self.layout.add_widget(self.intermediate_weights[index + 1], index=4)</text:p>
      <text:p text:style-name="P1"/>
      <text:p text:style-name="P1"><text:s text:c="4"/>def calculate(self, *args):</text:p>
      <text:p text:style-name="P1"><text:s text:c="8"/>try:</text:p>
      <text:p text:style-name="P1"><text:s text:c="12"/>wet = float(self.wet_weight.text)</text:p>
      <text:p text:style-name="P1"><text:s text:c="12"/>dry = float(self.dry_weight.text)</text:p>
      <text:p text:style-name="P1"><text:s text:c="12"/>loss = wet - dry</text:p>
      <text:p text:style-name="P1"><text:s text:c="12"/>self.loss.text = f"Loss: {loss:.2f} g"</text:p>
      <text:p text:style-name="P1"><text:s text:c="12"/>content = (loss / wet) * 100</text:p>
      <text:p text:style-name="P1"><text:s text:c="12"/>self.moisture_content.text = f"Moisture Content: {content:.2f}%"</text:p>
      <text:p text:style-name="P1"><text:s text:c="12"/>curve = json.load(open(CURVES_DIR / json.load(open(FORMS_DIR / self.form_id / "form.json"))['curve_name'] + ".json"))</text:p>
      <text:p text:style-name="P1"><text:s text:c="12"/>opt = curve["optimum_moisture"]</text:p>
      <text:p text:style-name="P1"><text:s text:c="12"/>lim = curve["moisture_limits"]</text:p>
      <text:p text:style-name="P1"><text:s text:c="12"/>self.result.text = f"Result: {'PASS' if opt + lim[0] &lt;= content &lt;= opt + lim[1] else 'FAIL'}"</text:p>
      <text:p text:style-name="P1"><text:s text:c="8"/>except (ValueError, TypeError):</text:p>
      <text:p text:style-name="P1"><text:s text:c="12"/>pass</text:p>
      <text:p text:style-name="P1"/>
      <text:p text:style-name="P1"><text:s text:c="4"/>def submit(self, instance):</text:p>
      <text:p text:style-name="P1"><text:s text:c="8"/>if not all([self.station.text, self.feet_cl.text, self.wet_weight.text, self.dry_weight.text, self.test_method.text]):</text:p>
      <text:p text:style-name="P1"><text:s text:c="12"/>Popup(title="Error", content=Label(text="All required fields must be filled"), size_hint=(0.5, 0.3)).open()</text:p>
      <text:p text:style-name="P1"><text:s text:c="12"/>return</text:p>
      <text:p text:style-name="P1"><text:s text:c="8"/>test = {</text:p>
      <text:p text:style-name="P1"><text:s text:c="12"/>"type": "Moisture",</text:p>
      <text:p text:style-name="P1"><text:s text:c="12"/>"test_id": self.test_id,</text:p>
      <text:p text:style-name="P1"><text:s text:c="12"/>"station": self.station.text,</text:p>
      <text:p text:style-name="P1"><text:s text:c="12"/>"feet_cl": self.feet_cl.text,</text:p>
      <text:p text:style-name="P1"><text:s text:c="12"/>"depth": self.depth.text,</text:p>
      <text:p text:style-name="P1"><text:s text:c="12"/>"canister": self.canister.text,</text:p>
      <text:p text:style-name="P1"><text:s text:c="12"/>"test_method": self.test_method.text,</text:p>
      <text:p text:style-name="P1"><text:s text:c="12"/>"wet_weight": self.wet_weight.text,</text:p>
      <text:p text:style-name="P1"><text:s text:c="12"/>"intermediate_weights": [w.text for w in self.intermediate_weights if w.text],</text:p>
      <text:p text:style-name="P1"><text:s text:c="12"/>"dry_weight": self.dry_weight.text,</text:p>
      <text:p text:style-name="P1"><text:s text:c="12"/>"loss": self.loss.text,</text:p>
      <text:p text:style-name="P1"><text:s text:c="12"/>"moisture_content": self.moisture_content.text,</text:p>
      <text:p text:style-name="P1"><text:s text:c="12"/>"result": self.result.text.split(": ")[1],</text:p>
      <text:p text:style-name="P1"><text:s text:c="12"/>"notes": self.notes.text</text:p>
      <text:p text:style-name="P1"><text:s text:c="8"/>}</text:p>
      <text:p text:style-name="P1"><text:s text:c="8"/>form = json.load(open(FORMS_DIR / self.form_id / "form.json"))</text:p>
      <text:p text:style-name="P1"><text:s text:c="8"/>form['tests'].append(test)</text:p>
      <text:p text:style-name="P1"><text:s text:c="8"/>form['moisture_result'] = test['result']</text:p>
      <text:p text:style-name="P1"><text:s text:c="8"/>form['overall_result'] = "PASS" if all(t['result'] == "PASS" for t in form['tests']) else "FAIL"</text:p>
      <text:p text:style-name="P1"><text:s text:c="8"/>form['status'] = "Pending" if len(form['tests']) == 2 else "Incomplete"</text:p>
      <text:p text:style-name="P1"><text:s text:c="8"/>form['last_update'] = datetime.now().isoformat()</text:p>
      <text:p text:style-name="P1"><text:s text:c="8"/>with open(FORMS_DIR / self.form_id / "form.json", 'w') as f:</text:p>
      <text:p text:style-name="P1"><text:s text:c="12"/>json.dump(form, f)</text:p>
      <text:p text:style-name="P1"><text:soft-page-break/><text:s text:c="8"/>test_dir = FORMS_DIR / self.form_id / "Tests"</text:p>
      <text:p text:style-name="P1"><text:s text:c="8"/>test_dir.mkdir(exist_ok=True)</text:p>
      <text:p text:style-name="P1"><text:s text:c="8"/>with open(test_dir / f"{self.test_id}.json", 'w') as f:</text:p>
      <text:p text:style-name="P1"><text:s text:c="12"/>json.dump(test, f)</text:p>
      <text:p text:style-name="P1"><text:s text:c="8"/>for field in ["station", "feet_cl", "canister"]:</text:p>
      <text:p text:style-name="P1"><text:s text:c="12"/>save_recent_entry(field, getattr(self, field).text)</text:p>
      <text:p text:style-name="P1"><text:s text:c="8"/>self.manager.current = 'form'</text:p>
      <text:p text:style-name="P1"/>
      <text:p text:style-name="P1"># Admin Screen</text:p>
      <text:p text:style-name="P1">class AdminScreen(Screen):</text:p>
      <text:p text:style-name="P1"><text:s text:c="4"/>def __init__(self, **kwargs):</text:p>
      <text:p text:style-name="P1"><text:s text:c="8"/>super().__init__(**kwargs)</text:p>
      <text:p text:style-name="P1"><text:s text:c="8"/>layout = BoxLayout(orientation='vertical')</text:p>
      <text:p text:style-name="P1"><text:s text:c="8"/>self.rv = RecycleView()</text:p>
      <text:p text:style-name="P1"><text:s text:c="8"/>self.rv.data = []</text:p>
      <text:p text:style-name="P1"><text:s text:c="8"/>layout.add_widget(TextInput(hint_text="Search", on_text=self.search))</text:p>
      <text:p text:style-name="P1"><text:s text:c="8"/>layout.add_widget(self.rv)</text:p>
      <text:p text:style-name="P1"><text:s text:c="8"/>layout.add_widget(Button(text="Add New Curve", on_press=lambda x: self.manager.current = 'add_curve'))</text:p>
      <text:p text:style-name="P1"><text:s text:c="8"/>layout.add_widget(Button(text="Archive Curve", on_press=self.archive_curve))</text:p>
      <text:p text:style-name="P1"><text:s text:c="8"/>layout.add_widget(Button(text="Change Passcode", on_press=lambda x: self.manager.get_screen('home').show_passcode_popup('change_passcode')))</text:p>
      <text:p text:style-name="P1"><text:s text:c="8"/>layout.add_widget(Button(text="Home", on_press=lambda x: self.manager.current = 'home'))</text:p>
      <text:p text:style-name="P1"><text:s text:c="8"/>self.add_widget(layout)</text:p>
      <text:p text:style-name="P1"><text:s text:c="8"/>self.load_curves()</text:p>
      <text:p text:style-name="P1"/>
      <text:p text:style-name="P1"><text:s text:c="4"/>def load_curves(self):</text:p>
      <text:p text:style-name="P1"><text:s text:c="8"/>self.rv.data = [</text:p>
      <text:p text:style-name="P1"><text:s text:c="12"/>{"text": f"{c['name']} | {c['source']} | {c['sample_id']} | {c['ngi']}", "curve": c}</text:p>
      <text:p text:style-name="P1"><text:s text:c="12"/>for c in [json.load(open(f)) for f in CURVES_DIR.glob("*.json")]</text:p>
      <text:p text:style-name="P1"><text:s text:c="8"/>]</text:p>
      <text:p text:style-name="P1"/>
      <text:p text:style-name="P1"><text:s text:c="4"/>def archive_curve(self, instance):</text:p>
      <text:p text:style-name="P1"><text:s text:c="8"/>selected = [d['curve'] for d in self.rv.data if d.get('selected')]</text:p>
      <text:p text:style-name="P1"><text:s text:c="8"/>if not selected:</text:p>
      <text:p text:style-name="P1"><text:s text:c="12"/>return</text:p>
      <text:p text:style-name="P1"><text:s text:c="8"/>content = BoxLayout(orientation='vertical')</text:p>
      <text:p text:style-name="P1"><text:s text:c="8"/>content.add_widget(Label(text="Confirm Archive?"))</text:p>
      <text:p text:style-name="P1"><text:s text:c="8"/>content.add_widget(Button(text="Yes", on_press=lambda x: self.do_archive_curve(selected)))</text:p>
      <text:p text:style-name="P1"><text:s text:c="8"/>Popup(title="Archive Curve", content=content, size_hint=(0.5, 0.3)).open()</text:p>
      <text:p text:style-name="P1"/>
      <text:p text:style-name="P1"><text:s text:c="4"/>def do_archive_curve(self, curves):</text:p>
      <text:p text:style-name="P1"><text:s text:c="8"/>for curve in curves:</text:p>
      <text:p text:style-name="P1"><text:s text:c="12"/>os.rename(CURVES_DIR / f"{curve['name']}.json", ARCHIVED_CURVES_DIR / f"{curve['name']}.json")</text:p>
      <text:p text:style-name="P1"><text:s text:c="8"/>self.load_curves()</text:p>
      <text:p text:style-name="P1"/>
      <text:p text:style-name="P1"># Add Curve Screen</text:p>
      <text:p text:style-name="P1">class AddCurveScreen(Screen):</text:p>
      <text:p text:style-name="P1"><text:soft-page-break/><text:s text:c="4"/>def __init__(self, **kwargs):</text:p>
      <text:p text:style-name="P1"><text:s text:c="8"/>super().__init__(**kwargs)</text:p>
      <text:p text:style-name="P1"><text:s text:c="8"/>layout = BoxLayout(orientation='vertical', padding=10, spacing=10)</text:p>
      <text:p text:style-name="P1"><text:s text:c="8"/>self.name = TextInput(hint_text="Curve Name")</text:p>
      <text:p text:style-name="P1"><text:s text:c="8"/>self.soil_type = TextInput(hint_text="Soil Type")</text:p>
      <text:p text:style-name="P1"><text:s text:c="8"/>self.source = TextInput(hint_text="Source")</text:p>
      <text:p text:style-name="P1"><text:s text:c="8"/>self.sample_id = TextInput(hint_text="Sample ID")</text:p>
      <text:p text:style-name="P1"><text:s text:c="8"/>self.ngi = TextInput(hint_text="NGI")</text:p>
      <text:p text:style-name="P1"><text:s text:c="8"/>self.target_dtv = TextInput(hint_text="Target DTV")</text:p>
      <text:p text:style-name="P1"><text:s text:c="8"/>self.optimum_moisture = TextInput(hint_text="Optimum Moisture")</text:p>
      <text:p text:style-name="P1"><text:s text:c="8"/>self.moisture_limits = BoxLayout()</text:p>
      <text:p text:style-name="P1"><text:s text:c="8"/>self.moisture_limits.add_widget(TextInput(hint_text="Lower Limit"))</text:p>
      <text:p text:style-name="P1"><text:s text:c="8"/>self.moisture_limits.add_widget(TextInput(hint_text="Upper Limit"))</text:p>
      <text:p text:style-name="P1"><text:s text:c="8"/>self.notes = TextInput(hint_text="Notes")</text:p>
      <text:p text:style-name="P1"><text:s text:c="8"/>for w in [self.name, self.soil_type, self.source, self.sample_id, self.ngi, self.target_dtv, self.optimum_moisture, self.moisture_limits, self.notes]:</text:p>
      <text:p text:style-name="P1"><text:s text:c="12"/>layout.add_widget(w)</text:p>
      <text:p text:style-name="P1"><text:s text:c="8"/>layout.add_widget(Button(text="Save", on_press=self.save))</text:p>
      <text:p text:style-name="P1"><text:s text:c="8"/>layout.add_widget(Button(text="Home", on_press=lambda x: self.manager.current = 'home'))</text:p>
      <text:p text:style-name="P1"><text:s text:c="8"/>self.add_widget(layout)</text:p>
      <text:p text:style-name="P1"/>
      <text:p text:style-name="P1"><text:s text:c="4"/>def save(self, instance):</text:p>
      <text:p text:style-name="P1"><text:s text:c="8"/>curve = {</text:p>
      <text:p text:style-name="P1"><text:s text:c="12"/>"name": self.name.text,</text:p>
      <text:p text:style-name="P1"><text:s text:c="12"/>"soil_type": self.soil_type.text,</text:p>
      <text:p text:style-name="P1"><text:s text:c="12"/>"source": self.source.text,</text:p>
      <text:p text:style-name="P1"><text:s text:c="12"/>"sample_id": self.sample_id.text,</text:p>
      <text:p text:style-name="P1"><text:s text:c="12"/>"ngi": self.ngi.text,</text:p>
      <text:p text:style-name="P1"><text:s text:c="12"/>"target_dtv": self.target_dtv.text,</text:p>
      <text:p text:style-name="P1"><text:s text:c="12"/>"optimum_moisture": float(self.optimum_moisture.text),</text:p>
      <text:p text:style-name="P1"><text:s text:c="12"/>"moisture_limits": [float(self.moisture_limits.children[1].text), float(self.moisture_limits.children[0].text)],</text:p>
      <text:p text:style-name="P1"><text:s text:c="12"/>"notes": self.notes.text</text:p>
      <text:p text:style-name="P1"><text:s text:c="8"/>}</text:p>
      <text:p text:style-name="P1"><text:s text:c="8"/>with open(CURVES_DIR / f"{self.name.text}.json", 'w') as f:</text:p>
      <text:p text:style-name="P1"><text:s text:c="12"/>json.dump(curve, f)</text:p>
      <text:p text:style-name="P1"><text:s text:c="8"/>self.manager.current = 'admin'</text:p>
      <text:p text:style-name="P1"/>
      <text:p text:style-name="P1"># Archive Screen</text:p>
      <text:p text:style-name="P1">class ArchiveScreen(Screen):</text:p>
      <text:p text:style-name="P1"><text:s text:c="4"/>def __init__(self, **kwargs):</text:p>
      <text:p text:style-name="P1"><text:s text:c="8"/>super().__init__(**kwargs)</text:p>
      <text:p text:style-name="P1"><text:s text:c="8"/>layout = BoxLayout(orientation='vertical')</text:p>
      <text:p text:style-name="P1"><text:s text:c="8"/>layout.add_widget(Button(text="Archived Curves", on_press=lambda x: self.manager.current = 'archived_curves'))</text:p>
      <text:p text:style-name="P1"><text:s text:c="8"/>layout.add_widget(Button(text="Archived Forms", on_press=lambda x: self.manager.current = 'archived_forms'))</text:p>
      <text:p text:style-name="P1"><text:s text:c="8"/>layout.add_widget(Button(text="Home", on_press=lambda x: self.manager.current = 'home'))</text:p>
      <text:p text:style-name="P1"><text:s text:c="8"/>self.add_widget(layout)</text:p>
      <text:p text:style-name="P1"><text:soft-page-break/></text:p>
      <text:p text:style-name="P1"># Archived Curves Screen</text:p>
      <text:p text:style-name="P1">class ArchivedCurvesScreen(CurvesScreen):</text:p>
      <text:p text:style-name="P1"><text:s text:c="4"/>def load_curves(self):</text:p>
      <text:p text:style-name="P1"><text:s text:c="8"/>self.rv.data = [</text:p>
      <text:p text:style-name="P1"><text:s text:c="12"/>{"text": f"{c['name']} | {c['source']} | {c['sample_id']} | {c['ngi']}", "curve": c}</text:p>
      <text:p text:style-name="P1"><text:s text:c="12"/>for cHome in [json.load(open(f)) for f in ARCHIVED_CURVES_DIR.glob("*.json")]</text:p>
      <text:p text:style-name="P1"><text:s text:c="8"/>]</text:p>
      <text:p text:style-name="P1"/>
      <text:p text:style-name="P1"># Archived Forms Screen</text:p>
      <text:p text:style-name="P1">class ArchivedFormsScreen(FormsScreen):</text:p>
      <text:p text:style-name="P1"><text:s text:c="4"/>def load_forms(self):</text:p>
      <text:p text:style-name="P1"><text:s text:c="8"/>forms = []</text:p>
      <text:p text:style-name="P1"><text:s text:c="8"/>for f in ARCHIVED_FORMS_DIR.glob("*.json"):</text:p>
      <text:p text:style-name="P1"><text:s text:c="12"/>form = json.load(open(f))</text:p>
      <text:p text:style-name="P1"><text:s text:c="12"/>forms.append({</text:p>
      <text:p text:style-name="P1"><text:s text:c="16"/>"text": f"{form['form_id']} | {form['status']} | {form['inspector_name']} | {form['date']}",</text:p>
      <text:p text:style-name="P1"><text:s text:c="16"/>"form": form,</text:p>
      <text:p text:style-name="P1"><text:s text:c="16"/>"color": "#FFFFFF"</text:p>
      <text:p text:style-name="P1"><text:s text:c="12"/>})</text:p>
      <text:p text:style-name="P1"><text:s text:c="8"/>forms.sort(key=lambda x: x["form"]["date"])</text:p>
      <text:p text:style-name="P1"><text:s text:c="8"/>self.rv.data = forms</text:p>
      <text:p text:style-name="P1"/>
      <text:p text:style-name="P1"><text:s text:c="4"/>def create_form(self):</text:p>
      <text:p text:style-name="P1"><text:s text:c="8"/>pass <text:s/># No creation in archive</text:p>
      <text:p text:style-name="P1"/>
      <text:p text:style-name="P1"><text:s text:c="4"/>def archive_forms(self, instance):</text:p>
      <text:p text:style-name="P1"><text:s text:c="8"/>pass <text:s/># No archiving in archive</text:p>
      <text:p text:style-name="P1"/>
      <text:p text:style-name="P1"># PDF Generation</text:p>
      <text:p text:style-name="P1">def generate_pdf(form_id):</text:p>
      <text:p text:style-name="P1"><text:s text:c="4"/>form = json.load(open(FORMS_DIR / form_id / "form.json"))</text:p>
      <text:p text:style-name="P1"><text:s text:c="4"/>curve = json.load(open(CURVES_DIR / f"{form['curve_name']}.json"))</text:p>
      <text:p text:style-name="P1"><text:s text:c="4"/>pdf_path = BASE_DIR / f"{form_id}.pdf"</text:p>
      <text:p text:style-name="P1"><text:s text:c="4"/>c = canvas.Canvas(str(pdf_path), pagesize=letter)</text:p>
      <text:p text:style-name="P1"><text:s text:c="4"/>c.drawString(100, 750, f"Form ID: {form['form_id']}")</text:p>
      <text:p text:style-name="P1"><text:s text:c="4"/>c.drawString(100, 730, f"Date: {form['date']}")</text:p>
      <text:p text:style-name="P1"><text:s text:c="4"/>c.drawString(100, 710, f"Inspector: {form['inspector_name']}")</text:p>
      <text:p text:style-name="P1"><text:s text:c="4"/>c.drawString(100, 690, f"Project #: {form['project_no']}")</text:p>
      <text:p text:style-name="P1"><text:s text:c="4"/>c.drawString(100, 670, f"Contract #: {form['contract_no']}")</text:p>
      <text:p text:style-name="P1"><text:s text:c="4"/>c.drawString(100, 650, f"Curve: {form['curve_name']}")</text:p>
      <text:p text:style-name="P1"><text:s text:c="4"/>y = 630</text:p>
      <text:p text:style-name="P1"><text:s text:c="4"/>for field in ["soil_type", "source", "sample_id", "ngi", "target_dtv", "optimum_moisture", "moisture_limits"]:</text:p>
      <text:p text:style-name="P1"><text:s text:c="8"/>c.drawString(100, y, f"{field.replace('_', ' ').title()}: {curve[field]}")</text:p>
      <text:p text:style-name="P1"><text:s text:c="8"/>y -= 20</text:p>
      <text:p text:style-name="P1"><text:s text:c="4"/>c.drawString(100, y, f"Moisture Result: {form['moisture_result']}")</text:p>
      <text:p text:style-name="P1"><text:s text:c="4"/>y -= 20</text:p>
      <text:p text:style-name="P1"><text:s text:c="4"/>c.drawString(100, y, f"Deflection Result: {form['deflection_result']}")</text:p>
      <text:p text:style-name="P1"><text:soft-page-break/><text:s text:c="4"/>y -= 20</text:p>
      <text:p text:style-name="P1"><text:s text:c="4"/>c.drawString(100, y, f"Overall Result: {form['overall_result']}")</text:p>
      <text:p text:style-name="P1"><text:s text:c="4"/>y -= 20</text:p>
      <text:p text:style-name="P1"><text:s text:c="4"/>c.drawString(100, y, f"Status: {form['status']}")</text:p>
      <text:p text:style-name="P1"><text:s text:c="4"/>y -= 20</text:p>
      <text:p text:style-name="P1"><text:s text:c="4"/>for test in form['tests']:</text:p>
      <text:p text:style-name="P1"><text:s text:c="8"/>c.drawString(100, y, f"Test: {test['test_id']} ({test['type']})")</text:p>
      <text:p text:style-name="P1"><text:s text:c="8"/>y -= 20</text:p>
      <text:p text:style-name="P1"><text:s text:c="8"/>for key, value in test.items():</text:p>
      <text:p text:style-name="P1"><text:s text:c="12"/>if key not in ['type', 'test_id']:</text:p>
      <text:p text:style-name="P1"><text:s text:c="16"/>c.drawString(120, y, f"{key.replace('_', ' ').title()}: {value}")</text:p>
      <text:p text:style-name="P1"><text:s text:c="16"/>y -= 20</text:p>
      <text:p text:style-name="P1"><text:s text:c="4"/>c.save()</text:p>
      <text:p text:style-name="P1"><text:s text:c="4"/>return pdf_path</text:p>
      <text:p text:style-name="P1"/>
      <text:p text:style-name="P1"># Run App</text:p>
      <text:p text:style-name="P1">if platform.system() == "Emscripten":</text:p>
      <text:p text:style-name="P1"><text:s text:c="4"/>asyncio.ensure_future(FieldTestsApp().async_run())</text:p>
      <text:p text:style-name="P1">else:</text:p>
      <text:p text:style-name="P1"><text:s text:c="4"/>if __name__ == "__main__":</text:p>
      <text:p text:style-name="P1"><text:s text:c="8"/>FieldTestsApp().run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20:19:25.840837300</meta:creation-date>
    <dc:date>2025-10-14T20:21:56.381997100</dc:date>
    <meta:editing-duration>PT2M31S</meta:editing-duration>
    <meta:editing-cycles>1</meta:editing-cycles>
    <meta:document-statistic meta:table-count="0" meta:image-count="0" meta:object-count="0" meta:page-count="13" meta:paragraph-count="537" meta:word-count="1842" meta:character-count="26161" meta:non-whitespace-character-count="20675"/>
    <meta:generator>LibreOffice/25.8.1.1$Windows_X86_64 LibreOffice_project/54047653041915e595ad4e45cccea684809c77b5</meta:generator>
  </office:meta>
</office:document-meta>
</file>